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ffffff"/>
    </style:style>
    <style:style style:name="ce9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4" office:value-type="string" calcext:value-type="string">
            <text:p>activities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Day of non-educational chores.</text:p>
          </table:table-cell>
          <table:table-cell table:style-name="ce9" table:number-columns-repeated="1020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aturday (Day Off)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unday (Day Off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 personal web-page (early version) to practice html and css</text:p>
          </table:table-cell>
          <table:table-cell office:value-type="string" calcext:value-type="string">
            <text:p>Fun and useful revision / explorat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died up personal web-page, read more about html and CSS, and did the android-logo html &amp; CSS tutorial.</text:p>
          </table:table-cell>
          <table:table-cell office:value-type="string" calcext:value-type="string">
            <text:p>Relatively easy day, after long day yesterday.</text:p>
          </table:table-cell>
          <table:table-cell table:number-columns-repeated="102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 style:data-style-name="N2" text:time-value="20:30:14.899423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14T20:31:21.099671097</dc:date>
    <meta:editing-duration>PT16H39M39S</meta:editing-duration>
    <meta:editing-cycles>29</meta:editing-cycles>
    <meta:document-statistic meta:table-count="1" meta:cell-count="55" meta:object-count="0"/>
  </office:meta>
</office:document-meta>
</file>